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9.11   |   <text:a xlink:type="simple" xlink:href="http://palinfo.habago.org/Entry?Command=Information_PrintForum#FORUM40396"><text:span text:style-name="T1">#</text:span></text:a></text:p>
      <text:p text:style-name="P2">小花</text:p>
      <text:p text:style-name="P2">李丹在那個專訪（《義不容辭》）中，提到一位愛滋孤兒叫張夏青，我有一張她畫的圖：小花。如下。陳真2005. 9. 10.</text:p>
      <text:p text:style-name="P2"/>
      <text:p text:style-name="P2">20040703.jp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